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66C4767C16E674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4.45cm" fo:min-width="6.4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5cm" fo:min-width="0.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35cm" fo:min-width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1.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1.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1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6cm" fo:min-width="2.652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00" style:font-name="Verdana" fo:font-size="96pt" fo:font-weight="bold" style:font-size-asian="96pt" style:font-weight-asian="bold" style:font-size-complex="96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Verdan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7cm" svg:height="4.8cm" svg:x="10.1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10.1cm" svg:y="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8cm" svg:height="0.6cm" svg:x="10.1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cm" svg:height="0.2cm" svg:x="1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3cm" svg:height="0.2cm" svg:x="14.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5.8cm" svg:height="5.8cm" svg:x="11.1cm" svg:y="7.2cm">
            <draw:image xlink:href="Pictures/10000201000000800000008066C4767C16E674F9.png" xlink:type="simple" xlink:show="embed" xlink:actuate="onLoad">
              <text:p/>
            </draw:image>
          </draw:frame>
          <draw:custom-shape draw:style-name="gr7" draw:text-style-name="P1" draw:layer="layout" svg:width="2.2cm" svg:height="1.7cm" svg:x="13.2cm" svg:y="9.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152cm" svg:height="4.366cm" svg:x="12.748cm" svg:y="7.9cm">
            <draw:text-box>
              <text:p><text:span text:style-name="T1">R</text:span></text:p>
            </draw:text-box>
          </draw:frame>
          <draw:custom-shape draw:style-name="gr4" draw:text-style-name="P2" draw:layer="layout" svg:width="2.2cm" svg:height="0.2cm" svg:x="11.5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3cm" svg:height="0.2cm" svg:x="14.4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20:49:26.131000000</meta:creation-date>
    <dc:date>2017-02-03T15:22:35.207000000</dc:date>
    <meta:editing-duration>PT12M17S</meta:editing-duration>
    <meta:editing-cycles>5</meta:editing-cycles>
    <meta:generator>LibreOffice/5.1.6.2$Windows_x86 LibreOffice_project/07ac168c60a517dba0f0d7bc7540f5afa45f0909</meta:generator>
    <meta:document-statistic meta:object-count="34"/>
  </office:meta>
</office:document-meta>
</file>